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8937in"/>
    </style:style>
    <style:style style:name="co3" style:family="table-column">
      <style:table-column-properties fo:break-before="auto" style:column-width="1.398in"/>
    </style:style>
    <style:style style:name="co4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>
          <table:table-cell office:value-type="string">
            <text:p>Advanced animations (involving bones?)</text:p>
          </table:table-cell>
          <table:table-cell office:value-type="string">
            <text:p>atrizhong</text:p>
          </table:table-cell>
          <table:table-cell table:number-columns-repeated="1022"/>
        </table:table-row>
        <table:table-row table:style-name="ro1">
          <table:table-cell office:value-type="string">
            <text:p>Analytic integration</text:p>
          </table:table-cell>
          <table:table-cell office:value-type="string">
            <text:p>Charles McKeever</text:p>
          </table:table-cell>
          <table:table-cell table:number-columns-repeated="1022"/>
        </table:table-row>
        <table:table-row table:style-name="ro1">
          <table:table-cell office:value-type="string">
            <text:p>App Localization (end-to-end)</text:p>
          </table:table-cell>
          <table:table-cell office:value-type="string">
            <text:p>StarCrunch</text:p>
          </table:table-cell>
          <table:table-cell table:number-columns-repeated="1022"/>
        </table:table-row>
        <table:table-row table:style-name="ro1">
          <table:table-cell office:value-type="string">
            <text:p>App Marketing</text:p>
          </table:table-cell>
          <table:table-cell office:value-type="string">
            <text:p>Charles McKeever</text:p>
          </table:table-cell>
          <table:table-cell table:number-columns-repeated="1022"/>
        </table:table-row>
        <table:table-row table:style-name="ro1">
          <table:table-cell office:value-type="string">
            <text:p>App Monetization</text:p>
          </table:table-cell>
          <table:table-cell office:value-type="string">
            <text:p>Charles McKeever</text:p>
          </table:table-cell>
          <table:table-cell table:number-columns-repeated="1022"/>
        </table:table-row>
        <table:table-row table:style-name="ro1">
          <table:table-cell office:value-type="string">
            <text:p>App Store Optimization</text:p>
          </table:table-cell>
          <table:table-cell office:value-type="string">
            <text:p>Charles McKeever</text:p>
          </table:table-cell>
          <table:table-cell table:number-columns-repeated="1022"/>
        </table:table-row>
        <table:table-row table:style-name="ro1">
          <table:table-cell office:value-type="string">
            <text:p>Backend cloud integration</text:p>
          </table:table-cell>
          <table:table-cell office:value-type="string">
            <text:p>Charles McKeever</text:p>
          </table:table-cell>
          <table:table-cell table:number-columns-repeated="1022"/>
        </table:table-row>
        <table:table-row table:style-name="ro1">
          <table:table-cell office:value-type="string">
            <text:p>Business App Development</text:p>
          </table:table-cell>
          <table:table-cell office:value-type="string">
            <text:p>simonmw13</text:p>
          </table:table-cell>
          <table:table-cell table:number-columns-repeated="1022"/>
        </table:table-row>
        <table:table-row table:style-name="ro1">
          <table:table-cell office:value-type="string">
            <text:p>Composer (GUI Editor) – Updates.</text:p>
          </table:table-cell>
          <table:table-cell office:value-type="string">
            <text:p>tony god</text:p>
          </table:table-cell>
          <table:table-cell table:number-columns-repeated="1022"/>
        </table:table-row>
        <table:table-row table:style-name="ro1">
          <table:table-cell office:value-type="string">
            <text:p>Contract Work</text:p>
          </table:table-cell>
          <table:table-cell office:value-type="string">
            <text:p>kmatrix</text:p>
          </table:table-cell>
          <table:table-cell table:number-columns-repeated="1022"/>
        </table:table-row>
        <table:table-row table:style-name="ro1">
          <table:table-cell office:value-type="string">
            <text:p>Corona SDK API specific topics</text:p>
          </table:table-cell>
          <table:table-cell office:value-type="string">
            <text:p>Charles McKeever</text:p>
          </table:table-cell>
          <table:table-cell table:number-columns-repeated="1022"/>
        </table:table-row>
        <table:table-row table:style-name="ro1">
          <table:table-cell office:value-type="string">
            <text:p>CoronaCards development</text:p>
          </table:table-cell>
          <table:table-cell office:value-type="string">
            <text:p>Charles McKeever</text:p>
          </table:table-cell>
          <table:table-cell table:number-columns-repeated="1022"/>
        </table:table-row>
        <table:table-row table:style-name="ro1">
          <table:table-cell office:value-type="string">
            <text:p>Coroutine examples (emulating multithreading)</text:p>
          </table:table-cell>
          <table:table-cell office:value-type="string">
            <text:p>atrizhong</text:p>
          </table:table-cell>
          <table:table-cell table:number-columns-repeated="1022"/>
        </table:table-row>
        <table:table-row table:style-name="ro1">
          <table:table-cell office:value-type="string">
            <text:p>Creating game art</text:p>
          </table:table-cell>
          <table:table-cell office:value-type="string">
            <text:p>Charles McKeever</text:p>
          </table:table-cell>
          <table:table-cell table:number-columns-repeated="1022"/>
        </table:table-row>
        <table:table-row table:style-name="ro1">
          <table:table-cell office:value-type="string">
            <text:p>Creating non-game apps</text:p>
          </table:table-cell>
          <table:table-cell office:value-type="string">
            <text:p>Charles McKeever</text:p>
          </table:table-cell>
          <table:table-cell table:number-columns-repeated="1022"/>
        </table:table-row>
        <table:table-row table:style-name="ro1">
          <table:table-cell office:value-type="string">
            <text:p>Curved Paths – Moving Objects On</text:p>
          </table:table-cell>
          <table:table-cell office:value-type="string">
            <text:p>tony god</text:p>
          </table:table-cell>
          <table:table-cell table:number-columns-repeated="1022"/>
        </table:table-row>
        <table:table-row table:style-name="ro1">
          <table:table-cell office:value-type="string">
            <text:p>Custom Widges (expanding widget library)</text:p>
          </table:table-cell>
          <table:table-cell office:value-type="string">
            <text:p>StarCrunc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bugging – Diagnosing Error Messages</text:p>
          </table:table-cell>
          <table:table-cell office:value-type="string">
            <text:p>StarCrunch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string">
            <text:p>Debugging – Strategies</text:p>
          </table:table-cell>
          <table:table-cell office:value-type="string">
            <text:p>StarCrunch</text:p>
          </table:table-cell>
          <table:table-cell table:number-columns-repeated="1022"/>
        </table:table-row>
        <table:table-row table:style-name="ro1">
          <table:table-cell office:value-type="string">
            <text:p>Debugging – Tools</text:p>
          </table:table-cell>
          <table:table-cell office:value-type="string">
            <text:p>StarCrunch</text:p>
          </table:table-cell>
          <table:table-cell/>
          <table:table-cell table:style-name="ce1" table:number-columns-repeated="1021"/>
        </table:table-row>
        <table:table-row table:style-name="ro1">
          <table:table-cell office:value-type="string">
            <text:p>Design Patterns</text:p>
          </table:table-cell>
          <table:table-cell office:value-type="string">
            <text:p>StarCrunch</text:p>
          </table:table-cell>
          <table:table-cell table:number-columns-repeated="1022"/>
        </table:table-row>
        <table:table-row table:style-name="ro1">
          <table:table-cell office:value-type="string">
            <text:p>Development tools</text:p>
          </table:table-cell>
          <table:table-cell office:value-type="string">
            <text:p>Charles McKeever</text:p>
          </table:table-cell>
          <table:table-cell table:number-columns-repeated="1022"/>
        </table:table-row>
        <table:table-row table:style-name="ro1">
          <table:table-cell office:value-type="string">
            <text:p>Documentating code/apps.</text:p>
          </table:table-cell>
          <table:table-cell office:value-type="string">
            <text:p>StarCrunch</text:p>
          </table:table-cell>
          <table:table-cell table:number-columns-repeated="1022"/>
        </table:table-row>
        <table:table-row table:style-name="ro1">
          <table:table-cell office:value-type="string">
            <text:p>Domain-specific Languages</text:p>
          </table:table-cell>
          <table:table-cell office:value-type="string">
            <text:p>StarCrunch</text:p>
          </table:table-cell>
          <table:table-cell table:number-columns-repeated="1022"/>
        </table:table-row>
        <table:table-row table:style-name="ro1">
          <table:table-cell office:value-type="string">
            <text:p>Functional programming</text:p>
          </table:table-cell>
          <table:table-cell office:value-type="string">
            <text:p>StarCrunch</text:p>
          </table:table-cell>
          <table:table-cell table:number-columns-repeated="1022"/>
        </table:table-row>
        <table:table-row table:style-name="ro1">
          <table:table-cell office:value-type="string">
            <text:p>Game design</text:p>
          </table:table-cell>
          <table:table-cell office:value-type="string">
            <text:p>Charles McKeever</text:p>
          </table:table-cell>
          <table:table-cell table:number-columns-repeated="1022"/>
        </table:table-row>
        <table:table-row table:style-name="ro1">
          <table:table-cell office:value-type="string">
            <text:p>Game Editors (writing)</text:p>
          </table:table-cell>
          <table:table-cell office:value-type="string">
            <text:p>StarCrunch</text:p>
          </table:table-cell>
          <table:table-cell table:number-columns-repeated="1022"/>
        </table:table-row>
        <table:table-row table:style-name="ro1">
          <table:table-cell office:value-type="string">
            <text:p>Game Mechanics</text:p>
          </table:table-cell>
          <table:table-cell office:value-type="string">
            <text:p>Charles McKeever</text:p>
          </table:table-cell>
          <table:table-cell table:number-columns-repeated="1022"/>
        </table:table-row>
        <table:table-row table:style-name="ro1">
          <table:table-cell office:value-type="string">
            <text:p>IAP – Beating Hackers</text:p>
          </table:table-cell>
          <table:table-cell office:value-type="string">
            <text:p>ChunkyApps</text:p>
          </table:table-cell>
          <table:table-cell table:number-columns-repeated="1022"/>
        </table:table-row>
        <table:table-row table:style-name="ro1">
          <table:table-cell office:value-type="string">
            <text:p>IAP – Storing Content in Cloud</text:p>
          </table:table-cell>
          <table:table-cell office:value-type="string">
            <text:p>ChunkyApps</text:p>
          </table:table-cell>
          <table:table-cell table:number-columns-repeated="1022"/>
        </table:table-row>
        <table:table-row table:style-name="ro1">
          <table:table-cell office:value-type="string">
            <text:p>IAP – Storing Content on Apple Servers</text:p>
          </table:table-cell>
          <table:table-cell office:value-type="string">
            <text:p>ChunkyApps</text:p>
          </table:table-cell>
          <table:table-cell table:number-columns-repeated="1022"/>
        </table:table-row>
        <table:table-row table:style-name="ro1">
          <table:table-cell office:value-type="string">
            <text:p>In App Purchase</text:p>
          </table:table-cell>
          <table:table-cell office:value-type="string">
            <text:p>Charles McKeever</text:p>
          </table:table-cell>
          <table:table-cell table:number-columns-repeated="1022"/>
        </table:table-row>
        <table:table-row table:style-name="ro1">
          <table:table-cell office:value-type="string">
            <text:p>Interview – Guy who made 'Only One</text:p>
          </table:table-cell>
          <table:table-cell office:value-type="string">
            <text:p>doloz.alexander </text:p>
          </table:table-cell>
          <table:table-cell office:value-type="string">
            <text:p>http://www.ernestszoka.com/</text:p>
          </table:table-cell>
          <table:table-cell table:number-columns-repeated="1021"/>
        </table:table-row>
        <table:table-row table:style-name="ro1">
          <table:table-cell office:value-type="string">
            <text:p>Joints &amp; Physics – Rag Dolls</text:p>
          </table:table-cell>
          <table:table-cell office:value-type="string">
            <text:p>tony god</text:p>
          </table:table-cell>
          <table:table-cell table:number-columns-repeated="1022"/>
        </table:table-row>
        <table:table-row table:style-name="ro1">
          <table:table-cell office:value-type="string">
            <text:p>Leaderboard integration</text:p>
          </table:table-cell>
          <table:table-cell office:value-type="string">
            <text:p>Charles McKeever</text:p>
          </table:table-cell>
          <table:table-cell table:number-columns-repeated="1022"/>
        </table:table-row>
        <table:table-row table:style-name="ro1">
          <table:table-cell office:value-type="string">
            <text:p>Map View – Markers? Overlays?</text:p>
          </table:table-cell>
          <table:table-cell office:value-type="string">
            <text:p>simonmw13</text:p>
          </table:table-cell>
          <table:table-cell table:number-columns-repeated="1022"/>
        </table:table-row>
        <table:table-row table:style-name="ro1">
          <table:table-cell office:value-type="string">
            <text:p>Marketing tools</text:p>
          </table:table-cell>
          <table:table-cell office:value-type="string">
            <text:p>Charles McKeever</text:p>
          </table:table-cell>
          <table:table-cell table:number-columns-repeated="1022"/>
        </table:table-row>
        <table:table-row table:style-name="ro1">
          <table:table-cell office:value-type="string">
            <text:p>Math</text:p>
          </table:table-cell>
          <table:table-cell office:value-type="string">
            <text:p>StarCrunch</text:p>
          </table:table-cell>
          <table:table-cell table:number-columns-repeated="1022"/>
        </table:table-row>
        <table:table-row table:style-name="ro1">
          <table:table-cell office:value-type="string">
            <text:p>Math Library – Focus on when functions are useful and for what.</text:p>
          </table:table-cell>
          <table:table-cell office:value-type="string">
            <text:p>James Sherburne</text:p>
          </table:table-cell>
          <table:table-cell table:number-columns-repeated="1022"/>
        </table:table-row>
        <table:table-row table:style-name="ro1">
          <table:table-cell office:value-type="string">
            <text:p>Optimization - "Big O" notation and complexity analysis</text:p>
          </table:table-cell>
          <table:table-cell office:value-type="string">
            <text:p>StarCrunch</text:p>
          </table:table-cell>
          <table:table-cell table:number-columns-repeated="1022"/>
        </table:table-row>
        <table:table-row table:style-name="ro1">
          <table:table-cell office:value-type="string">
            <text:p>Optimization - Amortization</text:p>
          </table:table-cell>
          <table:table-cell office:value-type="string">
            <text:p>StarCrunch</text:p>
          </table:table-cell>
          <table:table-cell table:number-columns-repeated="1022"/>
        </table:table-row>
        <table:table-row table:style-name="ro1">
          <table:table-cell office:value-type="string">
            <text:p>Optimization - Approximation</text:p>
          </table:table-cell>
          <table:table-cell office:value-type="string">
            <text:p>StarCrunch</text:p>
          </table:table-cell>
          <table:table-cell table:number-columns-repeated="1022"/>
        </table:table-row>
        <table:table-row table:style-name="ro1">
          <table:table-cell office:value-type="string">
            <text:p>Optimization - Caching</text:p>
          </table:table-cell>
          <table:table-cell office:value-type="string">
            <text:p>StarCrunch</text:p>
          </table:table-cell>
          <table:table-cell table:number-columns-repeated="1022"/>
        </table:table-row>
        <table:table-row table:style-name="ro1">
          <table:table-cell office:value-type="string">
            <text:p>Optimization - Dynamic programming</text:p>
          </table:table-cell>
          <table:table-cell office:value-type="string">
            <text:p>StarCrunch</text:p>
          </table:table-cell>
          <table:table-cell table:number-columns-repeated="1022"/>
        </table:table-row>
        <table:table-row table:style-name="ro1">
          <table:table-cell office:value-type="string">
            <text:p>Optimization - Laziness</text:p>
          </table:table-cell>
          <table:table-cell office:value-type="string">
            <text:p>StarCrunch</text:p>
          </table:table-cell>
          <table:table-cell table:number-columns-repeated="1022"/>
        </table:table-row>
        <table:table-row table:style-name="ro1">
          <table:table-cell office:value-type="string">
            <text:p>Optimization - Memoization</text:p>
          </table:table-cell>
          <table:table-cell office:value-type="string">
            <text:p>StarCrunch</text:p>
          </table:table-cell>
          <table:table-cell table:number-columns-repeated="1022"/>
        </table:table-row>
        <table:table-row table:style-name="ro1">
          <table:table-cell office:value-type="string">
            <text:p>Optimization - Using better data structures / algorithms.</text:p>
          </table:table-cell>
          <table:table-cell office:value-type="string">
            <text:p>StarCrunch</text:p>
          </table:table-cell>
          <table:table-cell table:number-columns-repeated="1022"/>
        </table:table-row>
        <table:table-row table:style-name="ro1">
          <table:table-cell office:value-type="string">
            <text:p>Pathfinding</text:p>
          </table:table-cell>
          <table:table-cell office:value-type="string">
            <text:p>tony god</text:p>
          </table:table-cell>
          <table:table-cell table:number-columns-repeated="1022"/>
        </table:table-row>
        <table:table-row table:style-name="ro1">
          <table:table-cell office:value-type="string">
            <text:p>Penlight Library</text:p>
          </table:table-cell>
          <table:table-cell office:value-type="string">
            <text:p>doloz.alexander </text:p>
          </table:table-cell>
          <table:table-cell office:value-type="string">
            <text:p>http://stevedonovan.github.io/Penlight/api/index.html</text:p>
          </table:table-cell>
          <table:table-cell table:number-columns-repeated="1021"/>
        </table:table-row>
        <table:table-row table:style-name="ro1">
          <table:table-cell office:value-type="string">
            <text:p>Rag Doll Physics</text:p>
          </table:table-cell>
          <table:table-cell office:value-type="string">
            <text:p>ChunkyApps</text:p>
          </table:table-cell>
          <table:table-cell table:number-columns-repeated="1022"/>
        </table:table-row>
        <table:table-row table:style-name="ro1">
          <table:table-cell office:value-type="string">
            <text:p>Save File Formats</text:p>
          </table:table-cell>
          <table:table-cell office:value-type="string">
            <text:p>StarCrunch</text:p>
          </table:table-cell>
          <table:table-cell table:number-columns-repeated="1022"/>
        </table:table-row>
        <table:table-row table:style-name="ro1">
          <table:table-cell office:value-type="string">
            <text:p>Simulating Gravity &amp; Using It In Games</text:p>
          </table:table-cell>
          <table:table-cell office:value-type="string">
            <text:p>tony god</text:p>
          </table:table-cell>
          <table:table-cell table:number-columns-repeated="1022"/>
        </table:table-row>
        <table:table-row table:style-name="ro1">
          <table:table-cell office:value-type="string">
            <text:p>Social media integration</text:p>
          </table:table-cell>
          <table:table-cell office:value-type="string">
            <text:p>Charles McKeever</text:p>
          </table:table-cell>
          <table:table-cell table:number-columns-repeated="1022"/>
        </table:table-row>
        <table:table-row table:style-name="ro1">
          <table:table-cell office:value-type="string">
            <text:p>Social Media on Android / iOS – Modern example(s) of how to do w/ and w/o plugins.</text:p>
          </table:table-cell>
          <table:table-cell office:value-type="string">
            <text:p>Lava Level</text:p>
          </table:table-cell>
          <table:table-cell table:number-columns-repeated="1022"/>
        </table:table-row>
        <table:table-row table:style-name="ro1">
          <table:table-cell office:value-type="string">
            <text:p>Tiles and Dusk Engine </text:p>
          </table:table-cell>
          <table:table-cell office:value-type="string">
            <text:p>egruttner</text:p>
          </table:table-cell>
          <table:table-cell table:number-columns-repeated="1022"/>
        </table:table-row>
        <table:table-row table:style-name="ro1">
          <table:table-cell office:value-type="string">
            <text:p>Windows Phone 8 development</text:p>
          </table:table-cell>
          <table:table-cell office:value-type="string">
            <text:p>Charles McKeever</text:p>
          </table:table-cell>
          <table:table-cell table:number-columns-repeated="1022"/>
        </table:table-row>
        <table:table-row table:style-name="ro1">
          <table:table-cell office:value-type="string">
            <text:p>Working with specific plugins</text:p>
          </table:table-cell>
          <table:table-cell office:value-type="string">
            <text:p>Charles McKeever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3/21/2015</text:date>, <text:time>18:4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56S</meta:editing-duration>
    <meta:editing-cycles>3</meta:editing-cycles>
    <meta:generator>OpenOffice/4.1.1$Win32 OpenOffice.org_project/411m6$Build-9775</meta:generator>
    <dc:date>2015-03-21T18:40:13.98</dc:date>
    <dc:creator>Edward F Maurina III</dc:creator>
    <meta:document-statistic meta:table-count="3" meta:cell-count="116" meta:object-count="0"/>
    <meta:user-defined meta:name="Info 1"/>
    <meta:user-defined meta:name="Info 2"/>
    <meta:user-defined meta:name="Info 3"/>
    <meta:user-defined meta:name="Info 4"/>
  </office:meta>
</office:document-meta>
</file>